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ext_20_body">
      <style:text-properties fo:font-size="14pt" style:font-size-asian="14pt"/>
    </style:style>
    <style:style style:name="P18" style:family="paragraph" style:parent-style-name="Text_20_body">
      <style:text-properties fo:font-size="14pt" style:font-size-asian="14pt" style:font-size-complex="14pt"/>
    </style:style>
    <style:style style:name="P19" style:family="paragraph" style:parent-style-name="Text_20_body">
      <style:text-properties fo:font-size="12pt" style:font-size-asian="12pt"/>
    </style:style>
    <style:style style:name="P20" style:family="paragraph" style:parent-style-name="Text_20_body">
      <style:text-properties fo:font-size="12pt" fo:font-style="italic" style:font-size-asian="12pt" style:font-style-asian="italic" style:font-style-complex="italic"/>
    </style:style>
    <style:style style:name="P21" style:family="paragraph" style:parent-style-name="Text_20_body">
      <style:text-properties style:text-underline-style="solid" style:text-underline-type="double" style:text-underline-width="auto" style:text-underline-color="font-color"/>
    </style:style>
    <style:style style:name="P22" style:family="paragraph" style:parent-style-name="Text_20_body">
      <style:text-properties officeooo:rsid="001938da" officeooo:paragraph-rsid="001938da" style:font-size-complex="12pt"/>
    </style:style>
    <style:style style:name="P23"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4"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5" style:family="paragraph" style:parent-style-name="Contents_20_2">
      <style:paragraph-properties>
        <style:tab-stops>
          <style:tab-stop style:position="25.201cm" style:type="right" style:leader-style="dotted" style:leader-text="."/>
        </style:tab-stops>
      </style:paragraph-properties>
    </style:style>
    <style:style style:name="P26" style:family="paragraph" style:parent-style-name="Contents_20_3">
      <style:paragraph-properties>
        <style:tab-stops>
          <style:tab-stop style:position="24.702cm" style:type="right" style:leader-style="dotted" style:leader-text="."/>
        </style:tab-stops>
      </style:paragraph-properties>
    </style:style>
    <style:style style:name="P27" style:family="paragraph" style:parent-style-name="Table_20_Contents">
      <style:text-properties officeooo:paragraph-rsid="002d0995"/>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12341_107282609" text:style-name="Index_20_Link" text:visited-style-name="Index_20_Link">ARMES :<text:tab/>5</text:a></text:p>
          <text:p text:style-name="P26"><text:a xlink:type="simple" xlink:href="#__RefHeading__51260_888590389" text:style-name="Index_20_Link" text:visited-style-name="Index_20_Link">Arbalètes :<text:tab/>5</text:a></text:p>
          <text:p text:style-name="P26"><text:a xlink:type="simple" xlink:href="#__RefHeading__51262_888590389" text:style-name="Index_20_Link" text:visited-style-name="Index_20_Link">Arcs :<text:tab/>8</text:a></text:p>
          <text:p text:style-name="P26"><text:a xlink:type="simple" xlink:href="#__RefHeading__51264_888590389" text:style-name="Index_20_Link" text:visited-style-name="Index_20_Link">Armes à feu :<text:tab/>11</text:a></text:p>
          <text:p text:style-name="P26"><text:a xlink:type="simple" xlink:href="#__RefHeading__51266_888590389" text:style-name="Index_20_Link" text:visited-style-name="Index_20_Link">Armes de lancer :<text:tab/>13</text:a></text:p>
          <text:p text:style-name="P26"><text:a xlink:type="simple" xlink:href="#__RefHeading__51268_888590389" text:style-name="Index_20_Link" text:visited-style-name="Index_20_Link">Armes Doubles et Doubles Armes :<text:tab/>16</text:a></text:p>
          <text:p text:style-name="P26"><text:a xlink:type="simple" xlink:href="#__RefHeading__51270_888590389" text:style-name="Index_20_Link" text:visited-style-name="Index_20_Link">Armes improvisées :<text:tab/>19</text:a></text:p>
          <text:p text:style-name="P26"><text:a xlink:type="simple" xlink:href="#__RefHeading__51272_888590389" text:style-name="Index_20_Link" text:visited-style-name="Index_20_Link">Armes naturelles :<text:tab/>21</text:a></text:p>
          <text:p text:style-name="P26"><text:a xlink:type="simple" xlink:href="#__RefHeading__51274_888590389" text:style-name="Index_20_Link" text:visited-style-name="Index_20_Link">Armes souples :<text:tab/>24</text:a></text:p>
          <text:p text:style-name="P26"><text:a xlink:type="simple" xlink:href="#__RefHeading__51276_888590389" text:style-name="Index_20_Link" text:visited-style-name="Index_20_Link">Bâtons :<text:tab/>27</text:a></text:p>
          <text:p text:style-name="P26"><text:a xlink:type="simple" xlink:href="#__RefHeading__12359_107282609" text:style-name="Index_20_Link" text:visited-style-name="Index_20_Link">Boucliers :<text:tab/>29</text:a></text:p>
          <text:p text:style-name="P26"><text:a xlink:type="simple" xlink:href="#__RefHeading__51278_888590389" text:style-name="Index_20_Link" text:visited-style-name="Index_20_Link">Épées :<text:tab/>32</text:a></text:p>
          <text:p text:style-name="P26"><text:a xlink:type="simple" xlink:href="#__RefHeading__51280_888590389" text:style-name="Index_20_Link" text:visited-style-name="Index_20_Link">Haches :<text:tab/>34</text:a></text:p>
          <text:p text:style-name="P26"><text:a xlink:type="simple" xlink:href="#__RefHeading__51282_888590389" text:style-name="Index_20_Link" text:visited-style-name="Index_20_Link">Lames :<text:tab/>37</text:a></text:p>
          <text:p text:style-name="P26"><text:a xlink:type="simple" xlink:href="#__RefHeading__12343_107282609" text:style-name="Index_20_Link" text:visited-style-name="Index_20_Link">Lances :<text:tab/>40</text:a></text:p>
          <text:p text:style-name="P26"><text:a xlink:type="simple" xlink:href="#__RefHeading__12351_107282609" text:style-name="Index_20_Link" text:visited-style-name="Index_20_Link">Masses :<text:tab/>42</text:a></text:p>
          <text:p text:style-name="P25"><text:a xlink:type="simple" xlink:href="#__RefHeading__12371_107282609" text:style-name="Index_20_Link" text:visited-style-name="Index_20_Link">MAGIE :<text:tab/>45</text:a></text:p>
          <text:p text:style-name="P26"><text:a xlink:type="simple" xlink:href="#__RefHeading__51284_888590389" text:style-name="Index_20_Link" text:visited-style-name="Index_20_Link">Altération :<text:tab/>45</text:a></text:p>
          <text:p text:style-name="P26"><text:a xlink:type="simple" xlink:href="#__RefHeading__51286_888590389" text:style-name="Index_20_Link" text:visited-style-name="Index_20_Link">Corporelle :<text:tab/>48</text:a></text:p>
          <text:p text:style-name="P26"><text:a xlink:type="simple" xlink:href="#__RefHeading__51288_888590389" text:style-name="Index_20_Link" text:visited-style-name="Index_20_Link">Moniale :<text:tab/>50</text:a></text:p>
          <text:p text:style-name="P26"><text:a xlink:type="simple" xlink:href="#__RefHeading__51292_888590389" text:style-name="Index_20_Link" text:visited-style-name="Index_20_Link">Nécromancie :<text:tab/>53</text:a></text:p>
          <text:p text:style-name="P26"><text:a xlink:type="simple" xlink:href="#__RefHeading__16167_1582110657" text:style-name="Index_20_Link" text:visited-style-name="Index_20_Link">Occultisme :<text:tab/>55</text:a></text:p>
          <text:p text:style-name="P26"><text:a xlink:type="simple" xlink:href="#__RefHeading__51294_888590389" text:style-name="Index_20_Link" text:visited-style-name="Index_20_Link">Sceaux :<text:tab/>59</text:a></text:p>
          <text:p text:style-name="P26"><text:a xlink:type="simple" xlink:href="#__RefHeading__51296_888590389" text:style-name="Index_20_Link" text:visited-style-name="Index_20_Link">Sorcellerie :<text:tab/>62</text:a></text:p>
          <text:p text:style-name="P26"><text:a xlink:type="simple" xlink:href="#__RefHeading__19296_1945595738" text:style-name="Index_20_Link" text:visited-style-name="Index_20_Link">Élémentaire :<text:tab/>65</text:a></text:p>
          <text:p text:style-name="P26"><text:a xlink:type="simple" xlink:href="#__RefHeading__51298_888590389" text:style-name="Index_20_Link" text:visited-style-name="Index_20_Link">Invocatrice :<text:tab/>68</text:a></text:p>
          <text:p text:style-name="P26"><text:a xlink:type="simple" xlink:href="#__RefHeading__12377_107282609" text:style-name="Index_20_Link" text:visited-style-name="Index_20_Link">Psychique :<text:tab/>72</text:a></text:p>
          <text:p text:style-name="P25"><text:a xlink:type="simple" xlink:href="#__RefHeading__32643_573184658" text:style-name="Index_20_Link" text:visited-style-name="Index_20_Link">COMPÉTENCES DIVERSES :<text:tab/>75</text:a></text:p>
          <text:p text:style-name="P26"><text:a xlink:type="simple" xlink:href="#__RefHeading__51300_888590389" text:style-name="Index_20_Link" text:visited-style-name="Index_20_Link">Acrobaties :<text:tab/>75</text:a></text:p>
          <text:p text:style-name="P26"><text:a xlink:type="simple" xlink:href="#__RefHeading__32649_573184658" text:style-name="Index_20_Link" text:visited-style-name="Index_20_Link">Athlétisme :<text:tab/>76</text:a></text:p>
          <text:p text:style-name="P26"><text:a xlink:type="simple" xlink:href="#__RefHeading__12395_107282609" text:style-name="Index_20_Link" text:visited-style-name="Index_20_Link">Défense :<text:tab/>77</text:a></text:p>
          <text:p text:style-name="P26"><text:a xlink:type="simple" xlink:href="#__RefHeading__51302_888590389" text:style-name="Index_20_Link" text:visited-style-name="Index_20_Link">Enchantement :<text:tab/>79</text:a></text:p>
          <text:p text:style-name="P26"><text:soft-page-break/><text:a xlink:type="simple" xlink:href="#__RefHeading__32653_573184658" text:style-name="Index_20_Link" text:visited-style-name="Index_20_Link">Escalade :<text:tab/>80</text:a></text:p>
          <text:p text:style-name="P26"><text:a xlink:type="simple" xlink:href="#__RefHeading__16169_1582110657" text:style-name="Index_20_Link" text:visited-style-name="Index_20_Link">Équilibre :<text:tab/>81</text:a></text:p>
          <text:p text:style-name="P26"><text:a xlink:type="simple" xlink:href="#__RefHeading__16171_1582110657" text:style-name="Index_20_Link" text:visited-style-name="Index_20_Link">Équitation :<text:tab/>82</text:a></text:p>
          <text:p text:style-name="P26"><text:a xlink:type="simple" xlink:href="#__RefHeading__32655_573184658" text:style-name="Index_20_Link" text:visited-style-name="Index_20_Link">Perception :<text:tab/>82</text:a></text:p>
          <text:p text:style-name="P26"><text:a xlink:type="simple" xlink:href="#__RefHeading__16332_116511997" text:style-name="Index_20_Link" text:visited-style-name="Index_20_Link">Vol :<text:tab/>83</text:a></text:p>
          <text:p text:style-name="P26"><text:a xlink:type="simple" xlink:href="#__RefHeading__51304_888590389" text:style-name="Index_20_Link" text:visited-style-name="Index_20_Link">Assemblage / Désassemblage :<text:tab/>84</text:a></text:p>
          <text:p text:style-name="P26"><text:a xlink:type="simple" xlink:href="#__RefHeading__20559_1298159184" text:style-name="Index_20_Link" text:visited-style-name="Index_20_Link">Calligraphie :<text:tab/>84</text:a></text:p>
          <text:p text:style-name="P26"><text:a xlink:type="simple" xlink:href="#__RefHeading__40380_696464240" text:style-name="Index_20_Link" text:visited-style-name="Index_20_Link">Concentration :<text:tab/>85</text:a></text:p>
          <text:p text:style-name="P26"><text:a xlink:type="simple" xlink:href="#__RefHeading__32661_573184658" text:style-name="Index_20_Link" text:visited-style-name="Index_20_Link">Discrétion / Escamotage :<text:tab/>86</text:a></text:p>
          <text:p text:style-name="P26"><text:a xlink:type="simple" xlink:href="#__RefHeading__18361_1206874028" text:style-name="Index_20_Link" text:visited-style-name="Index_20_Link">Évasion :<text:tab/>87</text:a></text:p>
          <text:p text:style-name="P26"><text:a xlink:type="simple" xlink:href="#__RefHeading__18363_1206874028" text:style-name="Index_20_Link" text:visited-style-name="Index_20_Link">Investigation / Chasse :<text:tab/>88</text:a></text:p>
          <text:p text:style-name="P26"><text:a xlink:type="simple" xlink:href="#__RefHeading__51306_888590389" text:style-name="Index_20_Link" text:visited-style-name="Index_20_Link">Lutte :<text:tab/>89</text:a></text:p>
          <text:p text:style-name="P26"><text:a xlink:type="simple" xlink:href="#__RefHeading__51308_888590389" text:style-name="Index_20_Link" text:visited-style-name="Index_20_Link">Représentations Martiales :<text:tab/>91</text:a></text:p>
          <text:p text:style-name="P26"><text:a xlink:type="simple" xlink:href="#__RefHeading__16334_116511997" text:style-name="Index_20_Link" text:visited-style-name="Index_20_Link">Survie :<text:tab/>92</text:a></text:p>
          <text:p text:style-name="P26"><text:a xlink:type="simple" xlink:href="#__RefHeading__30241_1407030765" text:style-name="Index_20_Link" text:visited-style-name="Index_20_Link">Art de la magie :<text:tab/>93</text:a></text:p>
          <text:p text:style-name="P26"><text:a xlink:type="simple" xlink:href="#__RefHeading__30243_1407030765" text:style-name="Index_20_Link" text:visited-style-name="Index_20_Link">Domptage :<text:tab/>94</text:a></text:p>
          <text:p text:style-name="P26"><text:a xlink:type="simple" xlink:href="#__RefHeading__51310_888590389" text:style-name="Index_20_Link" text:visited-style-name="Index_20_Link">Forge technomagique :<text:tab/>95</text:a></text:p>
          <text:p text:style-name="P26"><text:a xlink:type="simple" xlink:href="#__RefHeading__15604_655375478" text:style-name="Index_20_Link" text:visited-style-name="Index_20_Link">Médecine :<text:tab/>97</text:a></text:p>
          <text:p text:style-name="P26"><text:a xlink:type="simple" xlink:href="#__RefHeading__15606_655375478" text:style-name="Index_20_Link" text:visited-style-name="Index_20_Link">Portail :<text:tab/>98</text:a></text:p>
          <text:p text:style-name="P26"><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8">Moyen.</text:p>
      <text:p text:style-name="P18">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19">Armes de prédilection</text:p>
            <text:p text:style-name="P19">1 pts</text:p>
          </table:table-cell>
          <table:table-cell table:style-name="Arbalètes.B24" office:value-type="string">
            <text:p text:style-name="P19">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19">Destruction à distance</text:p>
            <text:p text:style-name="P19">2 pts</text:p>
          </table:table-cell>
          <table:table-cell table:style-name="Arbalètes.B24" office:value-type="string">
            <text:p text:style-name="P19">Arbalètes 1</text:p>
          </table:table-cell>
          <table:table-cell table:style-name="Arbalètes.C24" office:value-type="string">
            <text:p text:style-name="P19">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Suspension</text:p>
            <text:p text:style-name="P19">1 pts</text:p>
          </table:table-cell>
          <table:table-cell table:style-name="Arbalètes.B24" office:value-type="string">
            <text:p text:style-name="P19">Arbalètes 1</text:p>
          </table:table-cell>
          <table:table-cell table:style-name="Arbalètes.C24" office:value-type="string">
            <text:p text:style-name="P19">Vise une zone précise et bande l'arbalète (1 tour mini). Peut tirer sans malus par action gratuite si quelqu'un entre dans la zone.</text:p>
          </table:table-cell>
          <table:table-cell table:style-name="Arbalètes.D24" office:value-type="string">
            <text:p text:style-name="P19">0</text:p>
          </table:table-cell>
          <table:table-cell table:style-name="Arbalètes.E24" office:value-type="string">
            <text:p text:style-name="P19">Cumulable avec Tir déterminé</text:p>
          </table:table-cell>
        </table:table-row>
        <table:table-row>
          <table:table-cell table:style-name="Arbalètes.A24" office:value-type="string">
            <text:p text:style-name="P19">Tir à la dérobée</text:p>
            <text:p text:style-name="P19">1 pts</text:p>
          </table:table-cell>
          <table:table-cell table:style-name="Arbalètes.B24" office:value-type="string">
            <text:p text:style-name="P19">Arbalètes 1</text:p>
            <text:p text:style-name="P19">Discrétion / <text:span text:style-name="T8">Escamotage </text:span>3</text:p>
            <text:p text:style-name="P19"/>
          </table:table-cell>
          <table:table-cell table:style-name="Arbalètes.C24" office:value-type="string">
            <text:p text:style-name="P19">Permet de faire un tir furtif <text:s/>sans malus au toucher.</text:p>
          </table:table-cell>
          <table:table-cell table:style-name="Arbalètes.D24" office:value-type="string">
            <text:p text:style-name="P19">3</text:p>
          </table:table-cell>
          <table:table-cell table:style-name="Arbalètes.E24" office:value-type="string">
            <text:p text:style-name="P19">Malus de furtivité variant <text:s/>selon les facteurs environnementaux.</text:p>
          </table:table-cell>
        </table:table-row>
        <table:table-row>
          <table:table-cell table:style-name="Arbalètes.A24" office:value-type="string">
            <text:p text:style-name="P19">Instinct du tireur</text:p>
            <text:p text:style-name="P19">1 pts</text:p>
          </table:table-cell>
          <table:table-cell table:style-name="Arbalètes.B24" office:value-type="string">
            <text:p text:style-name="P19">Arbalètes 1</text:p>
            <text:p text:style-name="P19">Perception ou Survie 1</text:p>
          </table:table-cell>
          <table:table-cell table:style-name="Arbalètes.C24" office:value-type="string">
            <text:p text:style-name="P19">+2 pour se battre et tirer à l'arbalète dans le noir complet.</text:p>
          </table:table-cell>
          <table:table-cell table:style-name="Arbalètes.D24" office:value-type="string">
            <text:p text:style-name="P19"/>
          </table:table-cell>
          <table:table-cell table:style-name="Arbalètes.E24" office:value-type="string">
            <text:p text:style-name="P19"/>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Tir à bout portant</text:p>
            <text:p text:style-name="P19">1 pts</text:p>
          </table:table-cell>
          <table:table-cell table:style-name="Arbalètes.B24" office:value-type="string">
            <text:p text:style-name="P19">Arbalètes 3</text:p>
          </table:table-cell>
          <table:table-cell table:style-name="Arbalètes.C24" office:value-type="string">
            <text:p text:style-name="P19">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19">Précision du faucon</text:p>
            <text:p text:style-name="P19">1 pts</text:p>
          </table:table-cell>
          <table:table-cell table:style-name="Arbalètes.B24" office:value-type="string">
            <text:p text:style-name="P19">Arbalètes 3</text:p>
          </table:table-cell>
          <table:table-cell table:style-name="Arbalètes.C24" office:value-type="string">
            <text:p text:style-name="P19">+2 à la précision.</text:p>
          </table:table-cell>
          <table:table-cell table:style-name="Arbalètes.D24" office:value-type="string">
            <text:p text:style-name="P19">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19">Pari de l'Arbalétrier</text:p>
            <text:p text:style-name="P19">1 pts</text:p>
          </table:table-cell>
          <table:table-cell table:style-name="Arbalètes.B24" office:value-type="string">
            <text:p text:style-name="P19">Arbalètes 5</text:p>
          </table:table-cell>
          <table:table-cell table:style-name="Arbalètes.C24" office:value-type="string">
            <text:p text:style-name="P19">Si touche, +2d8 dégâts, si loupe -3 au toucher. Dure 1d4 tours.</text:p>
          </table:table-cell>
          <table:table-cell table:style-name="Arbalètes.D24" office:value-type="string">
            <text:p text:style-name="P19">3</text:p>
          </table:table-cell>
          <table:table-cell table:style-name="Arbalètes.E24" office:value-type="string">
            <text:p text:style-name="P19">Ne peut pas être fait sur un tir de précision.</text:p>
          </table:table-cell>
        </table:table-row>
        <table:table-row>
          <table:table-cell table:style-name="Arbalètes.A24" office:value-type="string">
            <text:p text:style-name="P19">Tir déterminé</text:p>
            <text:p text:style-name="P19">1 pts</text:p>
          </table:table-cell>
          <table:table-cell table:style-name="Arbalètes.B24" office:value-type="string">
            <text:p text:style-name="P19">Arbalètes 5</text:p>
          </table:table-cell>
          <table:table-cell table:style-name="Arbalètes.C24" office:value-type="string">
            <text:p text:style-name="P19">Observe un round. +2 au toucher et si touche max les dégâts.</text:p>
          </table:table-cell>
          <table:table-cell table:style-name="Arbalètes.D24" office:value-type="string">
            <text:p text:style-name="P19">4</text:p>
          </table:table-cell>
          <table:table-cell table:style-name="Arbalètes.E24" office:value-type="string">
            <text:p text:style-name="P19">Cumulable avec Suspension</text:p>
          </table:table-cell>
        </table:table-row>
        <table:table-row>
          <table:table-cell table:style-name="Arbalètes.A24" office:value-type="string">
            <text:p text:style-name="P19">Enchaînement</text:p>
            <text:p text:style-name="P19">1 pts</text:p>
          </table:table-cell>
          <table:table-cell table:style-name="Arbalètes.B24" office:value-type="string">
            <text:p text:style-name="P19">Arbalètes 5</text:p>
            <text:p text:style-name="P19">Maîtrise du combat rapproché</text:p>
          </table:table-cell>
          <table:table-cell table:style-name="Arbalètes.C24" office:value-type="string">
            <text:p text:style-name="P19">Si touche au corps-à-corps permet de tirer dans la foulée sans bonus de caractéristique.</text:p>
          </table:table-cell>
          <table:table-cell table:style-name="Arbalètes.D24" office:value-type="string">
            <text:p text:style-name="P19">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8"/>
      <text:h text:style-name="Titre_5f_comp" text:outline-level="3"><text:bookmark-start text:name="__RefHeading__51262_888590389"/>Arcs :<text:bookmark-end text:name="__RefHeading__51262_888590389"/></text:h>
      <text:p text:style-name="P18">Moyen.</text:p>
      <text:p text:style-name="P18">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0">Technique</text:p>
          </table:table-cell>
          <table:table-cell table:style-name="Arcs.A1" office:value-type="string">
            <text:p text:style-name="P20">Pré-requis</text:p>
          </table:table-cell>
          <table:table-cell table:style-name="Arcs.A1" office:value-type="string">
            <text:p text:style-name="P20">Effet</text:p>
          </table:table-cell>
          <table:table-cell table:style-name="Arcs.A1" office:value-type="string">
            <text:p text:style-name="P13">α</text:p>
          </table:table-cell>
          <table:table-cell table:style-name="Arcs.A1" office:value-type="string">
            <text:p text:style-name="P20">Divers</text:p>
          </table:table-cell>
        </table:table-row>
        <table:table-row>
          <table:table-cell table:style-name="Arcs.A1" office:value-type="string">
            <text:p text:style-name="P19">Tir non létal</text:p>
            <text:p text:style-name="P19">1 pts</text:p>
          </table:table-cell>
          <table:table-cell table:style-name="Arcs.A1" office:value-type="string">
            <text:p text:style-name="P19">Arcs 1</text:p>
          </table:table-cell>
          <table:table-cell table:style-name="Arcs.A1" office:value-type="string">
            <text:p text:style-name="P19">Permet de faire des dégâts non létaux mais perd 3 de précision.</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Suspension</text:p>
            <text:p text:style-name="P19">1 pts</text:p>
          </table:table-cell>
          <table:table-cell table:style-name="Arcs.A1" office:value-type="string">
            <text:p text:style-name="P19">Arcs 1</text:p>
          </table:table-cell>
          <table:table-cell table:style-name="Arcs.A1" office:value-type="string">
            <text:p text:style-name="P19">Vise une zone précise et bande l'arc (1 tour mini). Peut tirer sans malus par action gratuite si quelqu'un entre dans la zone.</text:p>
          </table:table-cell>
          <table:table-cell table:style-name="Arcs.A1" office:value-type="string">
            <text:p text:style-name="P19">0</text:p>
          </table:table-cell>
          <table:table-cell table:style-name="Arcs.A1" office:value-type="string">
            <text:p text:style-name="P19">Cumulable avec Tir déterminé</text:p>
          </table:table-cell>
        </table:table-row>
        <table:table-row>
          <table:table-cell table:style-name="Arcs.A1" office:value-type="string">
            <text:p text:style-name="P19">Destruction à distance</text:p>
            <text:p text:style-name="P19">1 pts</text:p>
          </table:table-cell>
          <table:table-cell table:style-name="Arcs.A1" office:value-type="string">
            <text:p text:style-name="P19">Arcs 1</text:p>
          </table:table-cell>
          <table:table-cell table:style-name="Arcs.A1" office:value-type="string">
            <text:p text:style-name="P19">Ajoute 1d10 dégâts aux objets.</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Armes de prédilection</text:p>
            <text:p text:style-name="P19">1 pts</text:p>
          </table:table-cell>
          <table:table-cell table:style-name="Arcs.A1" office:value-type="string">
            <text:p text:style-name="P19">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19">Style des chasseurs de tête</text:p>
            <text:p text:style-name="P19">2 pts</text:p>
          </table:table-cell>
          <table:table-cell table:style-name="Arcs.A1" office:value-type="string">
            <text:p text:style-name="P19">Arcs 1</text:p>
          </table:table-cell>
          <table:table-cell table:style-name="Arcs.A1" office:value-type="string">
            <text:p text:style-name="P19">Permet d'utiliser Escalade ou Discrétion/Escamotage pour se défendre à distance.</text:p>
          </table:table-cell>
          <table:table-cell table:style-name="Arcs.A1" office:value-type="string">
            <text:p text:style-name="P19"/>
          </table:table-cell>
          <table:table-cell table:style-name="Arcs.A1" office:value-type="string">
            <text:p text:style-name="P19">Ne coûte qu'un point aux Huneads</text:p>
          </table:table-cell>
        </table:table-row>
        <text:soft-page-break/>
        <table:table-row>
          <table:table-cell table:style-name="Arcs.A1" office:value-type="string">
            <text:p text:style-name="P19">Style goblinoïde</text:p>
            <text:p text:style-name="P19">2 pts</text:p>
          </table:table-cell>
          <table:table-cell table:style-name="Arcs.A1" office:value-type="string">
            <text:p text:style-name="P19">Arcs 1</text:p>
          </table:table-cell>
          <table:table-cell table:style-name="Arcs.A1" office:value-type="string">
            <text:p text:style-name="P19">Permet d'utiliser Arcs pour se défendre au corps-à-corps.</text:p>
          </table:table-cell>
          <table:table-cell table:style-name="Arcs.A1" office:value-type="string">
            <text:p text:style-name="P19"/>
          </table:table-cell>
          <table:table-cell table:style-name="Arcs.A1" office:value-type="string">
            <text:p text:style-name="P19">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19"/>
          </table:table-cell>
        </table:table-row>
        <table:table-row>
          <table:table-cell table:style-name="Arcs.A1" office:value-type="string">
            <text:p text:style-name="P19">Tir de barrage</text:p>
            <text:p text:style-name="P19">1 pts</text:p>
          </table:table-cell>
          <table:table-cell table:style-name="Arcs.A1" office:value-type="string">
            <text:p text:style-name="P19">Arcs 1</text:p>
          </table:table-cell>
          <table:table-cell table:style-name="Arcs.A1" office:value-type="string">
            <text:p text:style-name="P19">Ajoute +3 dégâts et 6 mètres de portée.</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Tir à la dérobée</text:p>
            <text:p text:style-name="P19">1 pts</text:p>
          </table:table-cell>
          <table:table-cell table:style-name="Arcs.A1" office:value-type="string">
            <text:p text:style-name="P19">Arcs 1</text:p>
            <text:p text:style-name="P19">Discrétion / <text:span text:style-name="T8">Escamotage </text:span>3</text:p>
            <text:p text:style-name="P19"/>
          </table:table-cell>
          <table:table-cell table:style-name="Arcs.A1" office:value-type="string">
            <text:p text:style-name="P19">Permet de faire un tir furtif <text:s/>sans malus au toucher.</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Style elfique</text:p>
            <text:p text:style-name="P19">2 pts</text:p>
          </table:table-cell>
          <table:table-cell table:style-name="Arcs.A1" office:value-type="string">
            <text:p text:style-name="P19">Arcs 1</text:p>
            <text:p text:style-name="P19"/>
          </table:table-cell>
          <table:table-cell table:style-name="Arcs.A1" office:value-type="string">
            <text:p text:style-name="P19">Si tire sans technique, +2 au toucher.</text:p>
          </table:table-cell>
          <table:table-cell table:style-name="Arcs.A1" office:value-type="string">
            <text:p text:style-name="P19"/>
          </table:table-cell>
          <table:table-cell table:style-name="Arcs.A1" office:value-type="string">
            <text:p text:style-name="P19">Ne coûte qu'un point aux races Elfiques. Flèches elfiques</text:p>
          </table:table-cell>
        </table:table-row>
        <table:table-row>
          <table:table-cell table:style-name="Arcs.A1" office:value-type="string">
            <text:p text:style-name="P19">Instinct du tireur</text:p>
            <text:p text:style-name="P19">1 pts</text:p>
          </table:table-cell>
          <table:table-cell table:style-name="Arcs.A1" office:value-type="string">
            <text:p text:style-name="P19">Arcs 1</text:p>
            <text:p text:style-name="P19">Perception ou Survie 1</text:p>
          </table:table-cell>
          <table:table-cell table:style-name="Arcs.A1" office:value-type="string">
            <text:p text:style-name="P19">+2 contre les attaques au dépourvu si l'archer est prêt à se battre, et +3 dans le noir complet.</text:p>
          </table:table-cell>
          <table:table-cell table:style-name="Arcs.A1" office:value-type="string">
            <text:p text:style-name="P19"/>
          </table:table-cell>
          <table:table-cell table:style-name="Arcs.A1" office:value-type="string">
            <text:p text:style-name="P19"/>
          </table:table-cell>
        </table:table-row>
        <table:table-row>
          <table:table-cell table:style-name="Arcs.A1" office:value-type="string">
            <text:p text:style-name="P19">Tir débilitant</text:p>
            <text:p text:style-name="P19">1 pts</text:p>
          </table:table-cell>
          <table:table-cell table:style-name="Arcs.A1" office:value-type="string">
            <text:p text:style-name="P19">Arcs 3</text:p>
          </table:table-cell>
          <table:table-cell table:style-name="Arcs.A1" office:value-type="string">
            <text:p text:style-name="P19">Si touche, l'ennemi est « secoué » pour un tour.</text:p>
          </table:table-cell>
          <table:table-cell table:style-name="Arcs.A1" office:value-type="string">
            <text:p text:style-name="P19">1</text:p>
          </table:table-cell>
          <table:table-cell table:style-name="Arcs.A1" office:value-type="string">
            <text:p text:style-name="P19"/>
          </table:table-cell>
        </table:table-row>
        <table:table-row>
          <table:table-cell table:style-name="Arcs.A1" office:value-type="string">
            <text:p text:style-name="P19">Tir double</text:p>
            <text:p text:style-name="P19">1 pts</text:p>
          </table:table-cell>
          <table:table-cell table:style-name="Arcs.A1" office:value-type="string">
            <text:p text:style-name="P19">Arcs 3</text:p>
          </table:table-cell>
          <table:table-cell table:style-name="Arcs.A1" office:value-type="string">
            <text:p text:style-name="P19">Permet de tirer 2 flèches en même temps sans le malus au toucher.</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Accumulée</text:p>
            <text:p text:style-name="P19">1 pts</text:p>
          </table:table-cell>
          <table:table-cell table:style-name="Arcs.A1" office:value-type="string">
            <text:p text:style-name="P19">Arcs 3</text:p>
          </table:table-cell>
          <table:table-cell table:style-name="Arcs.A1" office:value-type="string">
            <text:p text:style-name="P19">Pas de déplacement après le tir, joue en dernier pour ce tour. +1d12 dégâts, l'ennemi doit faire un jet d'équilibre à ce tour ci (Eq=dgts/2) pour ne pas tomber.</text:p>
          </table:table-cell>
          <table:table-cell table:style-name="Arcs.A1" office:value-type="string">
            <text:p text:style-name="P19">5</text:p>
          </table:table-cell>
          <table:table-cell table:style-name="Arcs.A1" office:value-type="string">
            <text:p text:style-name="P19"/>
          </table:table-cell>
        </table:table-row>
        <text:soft-page-break/>
        <table:table-row>
          <table:table-cell table:style-name="Arcs.A1" office:value-type="string">
            <text:p text:style-name="P19">Précision du faucon</text:p>
            <text:p text:style-name="P19">1 pts</text:p>
          </table:table-cell>
          <table:table-cell table:style-name="Arcs.A1" office:value-type="string">
            <text:p text:style-name="P19">Arcs 3</text:p>
          </table:table-cell>
          <table:table-cell table:style-name="Arcs.A1" office:value-type="string">
            <text:p text:style-name="P19">+2 à la précision.</text:p>
          </table:table-cell>
          <table:table-cell table:style-name="Arcs.A1" office:value-type="string">
            <text:p text:style-name="P19">4</text:p>
          </table:table-cell>
          <table:table-cell table:style-name="Arcs.A1" office:value-type="string">
            <text:p text:style-name="P19"/>
          </table:table-cell>
        </table:table-row>
        <table:table-row>
          <table:table-cell table:style-name="Arcs.A1" office:value-type="string">
            <text:p text:style-name="P19">Tir de proximité</text:p>
            <text:p text:style-name="P19">1 pts</text:p>
          </table:table-cell>
          <table:table-cell table:style-name="Arcs.A1" office:value-type="string">
            <text:p text:style-name="P19">Arcs 3</text:p>
            <text:p text:style-name="P19"/>
          </table:table-cell>
          <table:table-cell table:style-name="Arcs.A1" office:value-type="string">
            <text:p text:style-name="P19">Si touche, passe 2/- sans provoquer d'opportunités.</text:p>
          </table:table-cell>
          <table:table-cell table:style-name="Arcs.A1" office:value-type="string">
            <text:p text:style-name="P19">2</text:p>
          </table:table-cell>
          <table:table-cell table:style-name="Arcs.A1" office:value-type="string">
            <text:p text:style-name="P19">Cible à moins de 3 mètres</text:p>
          </table:table-cell>
        </table:table-row>
        <table:table-row>
          <table:table-cell table:style-name="Arcs.A1" office:value-type="string">
            <text:p text:style-name="P19">Blocage</text:p>
            <text:p text:style-name="P19">1 pts</text:p>
          </table:table-cell>
          <table:table-cell table:style-name="Arcs.A1" office:value-type="string">
            <text:p text:style-name="P19">Arcs 5</text:p>
          </table:table-cell>
          <table:table-cell table:style-name="Arcs.A1" office:value-type="string">
            <text:p text:style-name="P19">Déclarer en début de tour. Pendant l'action d'un ennemi, tire (Jet de réflexes pour ce tir). Si touche, l'ennemi subit un malus de 4 à toutes ses actions.</text:p>
          </table:table-cell>
          <table:table-cell table:style-name="Arcs.A1" office:value-type="string">
            <text:p text:style-name="P19">3</text:p>
          </table:table-cell>
          <table:table-cell table:style-name="Arcs.A1" office:value-type="string">
            <text:p text:style-name="P19"/>
          </table:table-cell>
        </table:table-row>
        <table:table-row>
          <table:table-cell table:style-name="Arcs.A1" office:value-type="string">
            <text:p text:style-name="P19">Tir déterminé</text:p>
            <text:p text:style-name="P19">1 pts</text:p>
          </table:table-cell>
          <table:table-cell table:style-name="Arcs.A1" office:value-type="string">
            <text:p text:style-name="P19">Arcs 5</text:p>
          </table:table-cell>
          <table:table-cell table:style-name="Arcs.A1" office:value-type="string">
            <text:p text:style-name="P19">Observe un round. +2 au toucher et si touche max les dégâts.</text:p>
          </table:table-cell>
          <table:table-cell table:style-name="Arcs.A1" office:value-type="string">
            <text:p text:style-name="P19">4</text:p>
          </table:table-cell>
          <table:table-cell table:style-name="Arcs.A1" office:value-type="string">
            <text:p text:style-name="P19">Cumulable avec Suspension</text:p>
          </table:table-cell>
        </table:table-row>
        <table:table-row>
          <table:table-cell table:style-name="Arcs.A1" office:value-type="string">
            <text:p text:style-name="P19">Pari de l'Archer</text:p>
            <text:p text:style-name="P19">1 pts</text:p>
          </table:table-cell>
          <table:table-cell table:style-name="Arcs.A1" office:value-type="string">
            <text:p text:style-name="P19">Arcs 5</text:p>
          </table:table-cell>
          <table:table-cell table:style-name="Arcs.A1" office:value-type="string">
            <text:p text:style-name="P19">Pose de combat. Si touche, +3 à la précision, si loupe -3 au toucher. Dure 1d4 tours.</text:p>
          </table:table-cell>
          <table:table-cell table:style-name="Arcs.A1" office:value-type="string">
            <text:p text:style-name="P19">3</text:p>
          </table:table-cell>
          <table:table-cell table:style-name="Arcs.A1" office:value-type="string">
            <text:p text:style-name="P19">Ne peut pas être fait sur un tir de précision.</text:p>
          </table:table-cell>
        </table:table-row>
        <table:table-row>
          <table:table-cell table:style-name="Arcs.A1" office:value-type="string">
            <text:p text:style-name="P19">Tir en aveugle</text:p>
            <text:p text:style-name="P19">1 pts</text:p>
          </table:table-cell>
          <table:table-cell table:style-name="Arcs.A1" office:value-type="string">
            <text:p text:style-name="P19">Arcs 5</text:p>
            <text:p text:style-name="P19">Concentration 3</text:p>
          </table:table-cell>
          <table:table-cell table:style-name="Arcs.A1" office:value-type="string">
            <text:p text:style-name="P19">Tir en fermant les yeux. Si touche, les dégâts ouvre et offre +2 précision.</text:p>
          </table:table-cell>
          <table:table-cell table:style-name="Arcs.A1" office:value-type="string">
            <text:p text:style-name="P19">4</text:p>
          </table:table-cell>
          <table:table-cell table:style-name="Arcs.A1" office:value-type="string">
            <text:p text:style-name="P19"/>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19"/>
          </table:table-cell>
        </table:table-row>
        <table:table-row table:style-name="Arcs.23">
          <table:table-cell table:style-name="Arcs.A1" office:value-type="string">
            <text:p text:style-name="P19">Tir incapacitant</text:p>
            <text:p text:style-name="P19">1 pts</text:p>
          </table:table-cell>
          <table:table-cell table:style-name="Arcs.A1" office:value-type="string">
            <text:p text:style-name="P19">Arcs 7</text:p>
          </table:table-cell>
          <table:table-cell table:style-name="Arcs.A1" office:value-type="string">
            <text:p text:style-name="P19">Si touche, la zone est « infirme », et l'attaque inflige des saignements.</text:p>
          </table:table-cell>
          <table:table-cell table:style-name="Arcs.A1" office:value-type="string">
            <text:p text:style-name="P19">4</text:p>
          </table:table-cell>
          <table:table-cell table:style-name="Arcs.A1" office:value-type="string">
            <text:p text:style-name="P19"/>
          </table:table-cell>
        </table:table-row>
        <table:table-row table:style-name="Arcs.23">
          <table:table-cell table:style-name="Arcs.A24" office:value-type="string">
            <text:p text:style-name="P19">Maestria</text:p>
            <text:p text:style-name="P19">1 pts</text:p>
          </table:table-cell>
          <table:table-cell table:style-name="Arcs.A24" office:value-type="string">
            <text:p text:style-name="P19">Arcs 10</text:p>
          </table:table-cell>
          <table:table-cell table:style-name="Arcs.A24" office:value-type="string">
            <text:p text:style-name="P19">L'agilité est comptée double pour toutes les attaques <text:s/>avec Arcs. L'archer peut relancer une attaque s'il a loupé.</text:p>
          </table:table-cell>
          <table:table-cell table:style-name="Arcs.A24" office:value-type="string">
            <text:p text:style-name="P19">3</text:p>
          </table:table-cell>
          <table:table-cell table:style-name="Arcs.A24" office:value-type="string">
            <text:p text:style-name="P19"/>
          </table:table-cell>
        </table:table-row>
        <table:table-row table:style-name="Arcs.23">
          <table:table-cell table:style-name="Arcs.A24" office:value-type="string">
            <text:p text:style-name="P19">Tir triple</text:p>
            <text:p text:style-name="P19">1 pts</text:p>
          </table:table-cell>
          <table:table-cell table:style-name="Arcs.A24" office:value-type="string">
            <text:p text:style-name="P19">Arcs 10</text:p>
            <text:p text:style-name="P19">Tir double</text:p>
          </table:table-cell>
          <table:table-cell table:style-name="Arcs.A24" office:value-type="string">
            <text:p text:style-name="P19">Permet de tirer 3 flèches sans malus.</text:p>
          </table:table-cell>
          <table:table-cell table:style-name="Arcs.A24" office:value-type="string">
            <text:p text:style-name="P19">1</text:p>
          </table:table-cell>
          <table:table-cell table:style-name="Arcs.A24" office:value-type="string">
            <text:p text:style-name="P19">Première flèche peut être utilisée avec une technique.</text:p>
          </table:table-cell>
        </table:table-row>
      </table:table>
      <text:p text:style-name="P18"/>
      <text:h text:style-name="Titre_5f_comp" text:outline-level="3"><text:bookmark-start text:name="__RefHeading__51264_888590389"/><text:soft-page-break/>Armes à feu :<text:bookmark-end text:name="__RefHeading__51264_888590389"/></text:h>
      <text:p text:style-name="P18">Moyen.</text:p>
      <text:p text:style-name="P18">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8">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19">Destruction à distance</text:p>
            <text:p text:style-name="P19">1 pts</text:p>
          </table:table-cell>
          <table:table-cell table:style-name="Armes_5f_à_5f_feu.A2" office:value-type="string">
            <text:p text:style-name="P9">Armes à feu 1</text:p>
          </table:table-cell>
          <table:table-cell table:style-name="Armes_5f_à_5f_feu.A2" office:value-type="string">
            <text:p text:style-name="P19">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Suspension</text:p>
            <text:p text:style-name="P19"><text:soft-page-break/>1 pts</text:p>
          </table:table-cell>
          <table:table-cell table:style-name="Armes_5f_à_5f_feu.A2" office:value-type="string">
            <text:p text:style-name="P9">Armes à feu 1</text:p>
          </table:table-cell>
          <table:table-cell table:style-name="Armes_5f_à_5f_feu.A2" office:value-type="string">
            <text:p text:style-name="P19">Vise une zone précise. Peut tirer sans malus par action gratuite <text:soft-page-break/>si quelqu'un entre dans la zone.</text:p>
          </table:table-cell>
          <table:table-cell table:style-name="Armes_5f_à_5f_feu.A2" office:value-type="string">
            <text:p text:style-name="P19">0</text:p>
          </table:table-cell>
          <table:table-cell table:style-name="Armes_5f_à_5f_feu.E2" office:value-type="string">
            <text:p text:style-name="P19">Cumulable avec Tir <text:soft-page-break/>déterminé</text:p>
          </table:table-cell>
        </table:table-row>
        <table:table-row>
          <table:table-cell table:style-name="Armes_5f_à_5f_feu.A2" office:value-type="string">
            <text:p text:style-name="P19">Tir à la dérobée</text:p>
            <text:p text:style-name="P19">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19">Permet de faire un tir furtif <text:s/>sans malus au toucher.</text:p>
          </table:table-cell>
          <table:table-cell table:style-name="Armes_5f_à_5f_feu.A2" office:value-type="string">
            <text:p text:style-name="P19">3</text:p>
          </table:table-cell>
          <table:table-cell table:style-name="Armes_5f_à_5f_feu.E2" office:value-type="string">
            <text:p text:style-name="P19"/>
          </table:table-cell>
        </table:table-row>
        <table:table-row>
          <table:table-cell table:style-name="Armes_5f_à_5f_feu.A2" office:value-type="string">
            <text:p text:style-name="P19">Instinct du tireur</text:p>
            <text:p text:style-name="P19">1 pts</text:p>
          </table:table-cell>
          <table:table-cell table:style-name="Armes_5f_à_5f_feu.A2" office:value-type="string">
            <text:p text:style-name="P9">Armes à feu 1</text:p>
          </table:table-cell>
          <table:table-cell table:style-name="Armes_5f_à_5f_feu.A2" office:value-type="string">
            <text:p text:style-name="P19">+2 dans le noir complet pour toucher, +1 pour se défendre à distance.</text:p>
          </table:table-cell>
          <table:table-cell table:style-name="Armes_5f_à_5f_feu.A2" office:value-type="string">
            <text:p text:style-name="P19"/>
          </table:table-cell>
          <table:table-cell table:style-name="Armes_5f_à_5f_feu.E2" office:value-type="string">
            <text:p text:style-name="P19"/>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Blocage</text:p>
            <text:p text:style-name="P19">1 pts</text:p>
          </table:table-cell>
          <table:table-cell table:style-name="Armes_5f_à_5f_feu.A2" office:value-type="string">
            <text:p text:style-name="P9">Armes à feu 3</text:p>
          </table:table-cell>
          <table:table-cell table:style-name="Armes_5f_à_5f_feu.A2" office:value-type="string">
            <text:p text:style-name="P19">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Précision du faucon</text:p>
            <text:p text:style-name="P19">1 pts</text:p>
          </table:table-cell>
          <table:table-cell table:style-name="Armes_5f_à_5f_feu.A2" office:value-type="string">
            <text:p text:style-name="P9">Armes à feu 3</text:p>
          </table:table-cell>
          <table:table-cell table:style-name="Armes_5f_à_5f_feu.A2" office:value-type="string">
            <text:p text:style-name="P19">+2 à la précision.</text:p>
          </table:table-cell>
          <table:table-cell table:style-name="Armes_5f_à_5f_feu.A2" office:value-type="string">
            <text:p text:style-name="P19">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19">Pari de l'Artilleur</text:p>
            <text:p text:style-name="P19">1 pts</text:p>
          </table:table-cell>
          <table:table-cell table:style-name="Armes_5f_à_5f_feu.A2" office:value-type="string">
            <text:p text:style-name="P9">Armes à feu 5</text:p>
          </table:table-cell>
          <table:table-cell table:style-name="Armes_5f_à_5f_feu.A2" office:value-type="string">
            <text:p text:style-name="P19">Si touche, permet de retirer sur le champs en utilisant réflexes plutôt qu'agilité. Si loupe, -2 de précision. Dure 1d4 tours.</text:p>
          </table:table-cell>
          <table:table-cell table:style-name="Armes_5f_à_5f_feu.A2" office:value-type="string">
            <text:p text:style-name="P19">3</text:p>
          </table:table-cell>
          <table:table-cell table:style-name="Armes_5f_à_5f_feu.E2" office:value-type="string">
            <text:p text:style-name="P19">Ne peut pas être fait sur un tir de précision.</text:p>
          </table:table-cell>
        </table:table-row>
        <text:soft-page-break/>
        <table:table-row>
          <table:table-cell table:style-name="Armes_5f_à_5f_feu.A2" office:value-type="string">
            <text:p text:style-name="P19">Tir déterminé</text:p>
            <text:p text:style-name="P19">1 pts</text:p>
          </table:table-cell>
          <table:table-cell table:style-name="Armes_5f_à_5f_feu.A2" office:value-type="string">
            <text:p text:style-name="P9">Armes à feu 5</text:p>
          </table:table-cell>
          <table:table-cell table:style-name="Armes_5f_à_5f_feu.A2" office:value-type="string">
            <text:p text:style-name="P19">Observe un round. +2 au toucher et si touche max les dégâts.</text:p>
          </table:table-cell>
          <table:table-cell table:style-name="Armes_5f_à_5f_feu.A2" office:value-type="string">
            <text:p text:style-name="P19">4</text:p>
          </table:table-cell>
          <table:table-cell table:style-name="Armes_5f_à_5f_feu.E2" office:value-type="string">
            <text:p text:style-name="P19">Cumulable avec Suspension</text:p>
          </table:table-cell>
        </table:table-row>
        <table:table-row>
          <table:table-cell table:style-name="Armes_5f_à_5f_feu.A2" office:value-type="string">
            <text:p text:style-name="P19">Tir en aveugle</text:p>
            <text:p text:style-name="P19">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19">Tir en fermant les yeux. Si touche, peut décaler la localisation d'une zone gratuitement.</text:p>
          </table:table-cell>
          <table:table-cell table:style-name="Armes_5f_à_5f_feu.A2" office:value-type="string">
            <text:p text:style-name="P19">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8"/>
      <text:h text:style-name="Titre_5f_comp" text:outline-level="3"><text:bookmark-start text:name="__RefHeading__51266_888590389"/>Armes de lancer :<text:bookmark-end text:name="__RefHeading__51266_888590389"/></text:h>
      <text:p text:style-name="P18">Moyen.</text:p>
      <text:p text:style-name="P18"><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19">Destruction à distance</text:p>
            <text:p text:style-name="P19">1 pts</text:p>
          </table:table-cell>
          <table:table-cell table:style-name="Armes_5f_de_5f_lancer.A2" office:value-type="string">
            <text:p text:style-name="P19">Armes de lancer 1</text:p>
          </table:table-cell>
          <table:table-cell table:style-name="Armes_5f_de_5f_lancer.A2" office:value-type="string">
            <text:p text:style-name="P19">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Lancer non létal</text:p>
            <text:p text:style-name="P19">1 pts</text:p>
          </table:table-cell>
          <table:table-cell table:style-name="Armes_5f_de_5f_lancer.A2" office:value-type="string">
            <text:p text:style-name="P19">Armes de lancer 1</text:p>
          </table:table-cell>
          <table:table-cell table:style-name="Armes_5f_de_5f_lancer.A2" office:value-type="string">
            <text:p text:style-name="P19">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Précision du faucon</text:p>
            <text:p text:style-name="P19">1 pts</text:p>
          </table:table-cell>
          <table:table-cell table:style-name="Armes_5f_de_5f_lancer.A2" office:value-type="string">
            <text:p text:style-name="P9">Armes de lancer <text:s/>3</text:p>
          </table:table-cell>
          <table:table-cell table:style-name="Armes_5f_de_5f_lancer.A2" office:value-type="string">
            <text:p text:style-name="P19">+2 sur les tirs de précision.</text:p>
          </table:table-cell>
          <table:table-cell table:style-name="Armes_5f_de_5f_lancer.A2" office:value-type="string">
            <text:p text:style-name="P19">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19">Lancer double</text:p>
            <text:p text:style-name="P19">1 pts</text:p>
          </table:table-cell>
          <table:table-cell table:style-name="Armes_5f_de_5f_lancer.A2" office:value-type="string">
            <text:p text:style-name="P19">Armes de lancer 5</text:p>
          </table:table-cell>
          <table:table-cell table:style-name="Armes_5f_de_5f_lancer.A2" office:value-type="string">
            <text:p text:style-name="P19">Avec une arme de prédilection, vous pouvez lancer deux fois dans ce tour, mais cela prend tout le tour.</text:p>
          </table:table-cell>
          <table:table-cell table:style-name="Armes_5f_de_5f_lancer.A2" office:value-type="string">
            <text:p text:style-name="P19">2</text:p>
          </table:table-cell>
          <table:table-cell table:style-name="Armes_5f_de_5f_lancer.E2" office:value-type="string">
            <text:p text:style-name="P19"/>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19">Lancer triple</text:p>
            <text:p text:style-name="P19">1 pts</text:p>
          </table:table-cell>
          <table:table-cell table:style-name="Armes_5f_de_5f_lancer.A2" office:value-type="string">
            <text:p text:style-name="P19">Armes de lancer 10</text:p>
            <text:p text:style-name="P19"/>
          </table:table-cell>
          <table:table-cell table:style-name="Armes_5f_de_5f_lancer.A2" office:value-type="string">
            <text:p text:style-name="P19">Avec une arme de prédilection, permet de lancer 3 attaques dont une avec technique.</text:p>
          </table:table-cell>
          <table:table-cell table:style-name="Armes_5f_de_5f_lancer.A2" office:value-type="string">
            <text:p text:style-name="P19">1</text:p>
          </table:table-cell>
          <table:table-cell table:style-name="Armes_5f_de_5f_lancer.E2" office:value-type="string">
            <text:p text:style-name="P19"/>
          </table:table-cell>
        </table:table-row>
      </table:table>
      <text:p text:style-name="P18"/>
      <text:h text:style-name="Titre_5f_comp" text:outline-level="3"><text:bookmark-start text:name="__RefHeading__51268_888590389"/>Armes Doubles et Doubles Armes :<text:bookmark-end text:name="__RefHeading__51268_888590389"/></text:h>
      <text:p text:style-name="P17">Moyen.</text:p>
      <text:p text:style-name="P17">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7">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7"><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8"/>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19">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19">Style de combat des Hauts Elfes</text:p>
            <text:p text:style-name="P19">2 pts</text:p>
          </table:table-cell>
          <table:table-cell table:style-name="Armes_5f_souples.A2" office:value-type="string">
            <text:p text:style-name="P9">Armes souples 1</text:p>
          </table:table-cell>
          <table:table-cell table:style-name="Armes_5f_souples.A2" office:value-type="string">
            <text:p text:style-name="P19">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2">Armes de prédilection</text:p>
            <text:p text:style-name="P22">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particulier, et bénéficie de +1 à tous ses jets avec.</text:p>
          </table:table-cell>
        </table:table-row>
        <text:soft-page-break/>
        <table:table-row>
          <table:table-cell table:style-name="Armes_5f_souples.A2" office:value-type="string">
            <text:p text:style-name="P19">Coup gagnant</text:p>
            <text:p text:style-name="P19">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19">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19">Garde souple</text:p>
            <text:p text:style-name="P19">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19">Ne coûte qu’un point si</text:p>
            <text:p text:style-name="P19">Agilité  &gt; 12 Réflexes &gt;12</text:p>
            <text:p text:style-name="P9"/>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ext:soft-page-break/>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ext:soft-page-break/>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ext:soft-page-break/>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aux Haut Elfes</text:p>
          </table:table-cell>
        </table:table-row>
        <text:soft-page-break/>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ext:soft-page-break/>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1 pts</text:p>
          </table:table-cell>
          <table:table-cell table:style-name="Haches.A2" office:value-type="string">
            <text:p text:style-name="P9">Hache<text:span text:style-name="T11">s</text:span> 1</text:p>
            <text:p text:style-name="P9"><text:span text:style-name="T7">Discrétion / </text:span>Escamotage 1</text:p>
            <text:p text:style-name="P9"/>
          </table:table-cell>
          <table:table-cell table:style-name="Haches.A2" office:value-type="string">
            <text:p text:style-name="P9">Permet d'attaquer par surprise quelqu'un dans son dos, 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ext:soft-page-break/>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ext:soft-page-break/>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ext:soft-page-break/>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19">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Attaques subtiles</text:p>
            <text:p text:style-name="Table_20_Contents"><text:soft-page-break/>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Moyen.</text:p>
      <text:p text:style-name="P2"><text:soft-page-break/>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3">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8">Moyen.</text:p>
      <text:p text:style-name="P18"><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8"/>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27">Passe-muraille</text:p>
            <text:p text:style-name="P2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19">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8"/>
      <text:h text:style-name="Titre_5f_comp" text:outline-level="3"><text:bookmark-start text:name="__RefHeading__51286_888590389"/>Corporelle :<text:bookmark-end text:name="__RefHeading__51286_888590389"/></text:h>
      <text:p text:style-name="P18">Moyen.</text:p>
      <text:p text:style-name="P18"><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ext:soft-page-break/>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ext:soft-page-break/>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8"/>
      <text:h text:style-name="Titre_5f_comp" text:outline-level="3"><text:bookmark-start text:name="__RefHeading__51288_888590389"/>Moniale :<text:bookmark-end text:name="__RefHeading__51288_888590389"/></text:h>
      <text:p text:style-name="P18">Moyen.</text:p>
      <text:p text:style-name="P18">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8">Moyen.</text:p>
      <text:p text:style-name="P18">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ext:soft-page-break/>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ext:soft-page-break/>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8">Moyen.</text:p>
      <text:p text:style-name="P18">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ext:soft-page-break/>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ext:soft-page-break/>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ext:soft-page-break/>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8"/>
      <text:p text:style-name="Text_20_body"/>
      <text:h text:style-name="Titre_5f_comp" text:outline-level="3"><text:bookmark-start text:name="__RefHeading__51294_888590389"/><text:soft-page-break/>Sceaux :<text:bookmark-end text:name="__RefHeading__51294_888590389"/></text:h>
      <text:p text:style-name="P18">Moyen.</text:p>
      <text:p text:style-name="P18">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8"/>
      <text:h text:style-name="Titre_5f_comp" text:outline-level="3"><text:bookmark-start text:name="__RefHeading__51296_888590389"/>Sorcellerie :<text:bookmark-end text:name="__RefHeading__51296_888590389"/></text:h>
      <text:p text:style-name="P18">Moyen.</text:p>
      <text:p text:style-name="P18">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Un objet de la cible, +4</text:p>
          </table:table-cell>
          <table:table-cell table:style-name="Sorcellerie.A2" office:value-type="string">
            <text:p text:style-name="Table_20_Contents">10 mètres de portée. DD = <text:s/>5 + bonus sur le 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ext:soft-page-break/>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ext:soft-page-break/>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1 pts</text:p>
          </table:table-cell>
          <table:table-cell table:style-name="Sorcellerie.A2" office:value-type="string">
            <text:p text:style-name="Table_20_Contents">39</text:p>
          </table:table-cell>
          <table:table-cell table:style-name="Sorcellerie.A2" office:value-type="string">
            <text:p text:style-name="Table_20_Contents">2 potions différentes, +12 par potion</text:p>
          </table:table-cell>
          <table:table-cell table:style-name="Sorcellerie.A2" office:value-type="string">
            <text:p text:style-name="Table_20_Contents">Attaque de sort de zone, 1m50 de rayon, tous 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8"/>
      <text:p text:style-name="Text_20_body"/>
      <text:p text:style-name="Text_20_body"/>
      <text:h text:style-name="Titre_5f_comp" text:outline-level="3"><text:bookmark-start text:name="__RefHeading__19296_1945595738"/>Élémentaire :<text:bookmark-end text:name="__RefHeading__19296_1945595738"/></text:h>
      <text:p text:style-name="P18">Lent.</text:p>
      <text:p text:style-name="P18">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ext:soft-page-break/>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ext:soft-page-break/>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ext:soft-page-break/>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8"/>
      <text:h text:style-name="Titre_5f_comp" text:outline-level="3"><text:bookmark-start text:name="__RefHeading__51298_888590389"/>Invocatrice :<text:bookmark-end text:name="__RefHeading__51298_888590389"/></text:h>
      <text:p text:style-name="P18">Lent.</text:p>
      <text:p text:style-name="P18"><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8"/>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ext:soft-page-break/>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ext:soft-page-break/>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8"/>
      <text:h text:style-name="Titre_5f_comp" text:outline-level="3"><text:bookmark-start text:name="__RefHeading__12377_107282609"/>Psychique :<text:bookmark-end text:name="__RefHeading__12377_107282609"/></text:h>
      <text:p text:style-name="P18"><text:soft-page-break/>Lent.</text:p>
      <text:p text:style-name="P18">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ext:soft-page-break/>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ext:soft-page-break/>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8"/>
      <text:p text:style-name="Text_20_body"/>
      <text:p text:style-name="Text_20_body"><text:soft-page-break/></text:p>
      <text:p text:style-name="Text_20_body"/>
      <text:p text:style-name="Text_20_body"/>
      <text:p text:style-name="Text_20_body"/>
      <text:p text:style-name="P21"/>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ext:soft-page-break/>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8">Rapide.</text:p>
      <text:p text:style-name="P18">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ext:soft-page-break/>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8"/>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ext:soft-page-break/>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lorsque décrypte une langue inconnue.</text:p>
          </table:table-cell>
          <table:table-cell table:style-name="Calligraphie.A2" office:value-type="string">
            <text:p text:style-name="Table_20_Contents"><text:span text:style-name="Police_20_par_20_défaut"><text:span text:style-name="T3">Poignet d'artiste </text:span></text:span>: +1 sur tous les jets d'arts.</text:p>
          </table:table-cell>
          <table:table-cell table:style-name="Calligraphie.D2" office:value-type="string">
            <text:p text:style-name="Table_20_Contents"><text:span text:style-name="Police_20_par_20_défaut"><text:span text:style-name="T3">Concentré </text:span></text:span>: +1 aux jets de calligraphie. Quand concentré (DD=10 +1/t)</text:p>
          </table:table-cell>
        </table:table-row>
        <text:soft-page-break/>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text:soft-page-break/>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text:soft-page-break/>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text:soft-page-break/>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text:soft-page-break/>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text:soft-page-break/>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text:soft-page-break/></text:p>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ext:soft-page-break/>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
      <text:h text:style-name="Titre_5f_comp" text:outline-level="3"><text:bookmark-start text:name="__RefHeading__51306_888590389"/>Lutte :<text:bookmark-end text:name="__RefHeading__51306_888590389"/></text:h>
      <text:p text:style-name="P18">Moyen.</text:p>
      <text:p text:style-name="P18"><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ext:soft-page-break/>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ext:soft-page-break/>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ext:soft-page-break/>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û au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er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ext:soft-page-break/>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4">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ext:soft-page-break/>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11:31.611561262</dc:date>
    <meta:editing-cycles>501</meta:editing-cycles>
    <meta:editing-duration>P1DT7H18M48S</meta:editing-duration>
    <dc:creator>Guillaume </dc:creator>
    <meta:document-statistic meta:table-count="52" meta:image-count="0" meta:object-count="0" meta:page-count="94" meta:paragraph-count="4601" meta:word-count="25366" meta:character-count="140736" meta:non-whitespace-character-count="119881"/>
    <meta:user-defined meta:name="Info 1"/>
    <meta:user-defined meta:name="Info 2"/>
    <meta:user-defined meta:name="Info 3"/>
    <meta:user-defined meta:name="Info 4"/>
    <meta:template xlink:type="simple" xlink:actuate="onRequest" xlink:title="" xlink:href="Normal.dotm"/>
  </office:meta>
</office:document-meta>
</file>